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39a" officeooo:paragraph-rsid="0019c39a"/>
    </style:style>
    <style:style style:name="P2" style:family="paragraph" style:parent-style-name="Standard">
      <style:text-properties officeooo:rsid="001ba371" officeooo:paragraph-rsid="001ba371"/>
    </style:style>
    <style:style style:name="P3" style:family="paragraph" style:parent-style-name="Standard">
      <style:text-properties officeooo:rsid="001e1a36" officeooo:paragraph-rsid="001e1a36"/>
    </style:style>
    <style:style style:name="P4" style:family="paragraph" style:parent-style-name="Standard">
      <style:text-properties fo:font-weight="bold" officeooo:rsid="001e1a36" officeooo:paragraph-rsid="001e1a36" style:font-weight-asian="bold" style:font-weight-complex="bold"/>
    </style:style>
    <style:style style:name="P5" style:family="paragraph" style:parent-style-name="Standard">
      <style:text-properties fo:font-weight="bold" officeooo:rsid="0019c39a" officeooo:paragraph-rsid="0019c39a" style:font-weight-asian="bold" style:font-weight-complex="bold"/>
    </style:style>
    <style:style style:name="P6" style:family="paragraph" style:parent-style-name="Standard">
      <style:text-properties fo:font-weight="bold" officeooo:rsid="0021620f" officeooo:paragraph-rsid="0021620f" style:font-weight-asian="bold" style:font-weight-complex="bold"/>
    </style:style>
    <style:style style:name="P7" style:family="paragraph" style:parent-style-name="Standard">
      <style:text-properties fo:font-weight="bold" officeooo:rsid="0023f1ba" officeooo:paragraph-rsid="0023f1ba" style:font-weight-asian="bold" style:font-weight-complex="bold"/>
    </style:style>
    <style:style style:name="P8" style:family="paragraph" style:parent-style-name="Standard">
      <style:text-properties fo:font-weight="bold" officeooo:rsid="0025250f" officeooo:paragraph-rsid="0025250f" style:font-weight-asian="bold" style:font-weight-complex="bold"/>
    </style:style>
    <style:style style:name="P9" style:family="paragraph" style:parent-style-name="Standard">
      <style:text-properties fo:font-weight="normal" officeooo:rsid="001e1a36" officeooo:paragraph-rsid="001e1a36" style:font-weight-asian="normal" style:font-weight-complex="normal"/>
    </style:style>
    <style:style style:name="P10" style:family="paragraph" style:parent-style-name="Standard">
      <style:text-properties fo:font-weight="normal" officeooo:rsid="001f803f" officeooo:paragraph-rsid="001f803f" style:font-weight-asian="normal" style:font-weight-complex="normal"/>
    </style:style>
    <style:style style:name="P11" style:family="paragraph" style:parent-style-name="Standard">
      <style:text-properties fo:font-weight="normal" officeooo:rsid="0020089f" officeooo:paragraph-rsid="0020089f" style:font-weight-asian="normal" style:font-weight-complex="normal"/>
    </style:style>
    <style:style style:name="P12" style:family="paragraph" style:parent-style-name="Standard">
      <style:text-properties fo:font-weight="normal" officeooo:rsid="0022c9b9" officeooo:paragraph-rsid="0022c9b9" style:font-weight-asian="normal" style:font-weight-complex="normal"/>
    </style:style>
    <style:style style:name="P13" style:family="paragraph" style:parent-style-name="Standard">
      <style:text-properties fo:font-weight="normal" officeooo:rsid="002308f2" officeooo:paragraph-rsid="002308f2" style:font-weight-asian="normal" style:font-weight-complex="normal"/>
    </style:style>
    <style:style style:name="P14" style:family="paragraph" style:parent-style-name="Standard">
      <style:text-properties fo:font-weight="normal" officeooo:rsid="0023f1ba" officeooo:paragraph-rsid="0023f1ba" style:font-weight-asian="normal" style:font-weight-complex="normal"/>
    </style:style>
    <style:style style:name="P15" style:family="paragraph" style:parent-style-name="Standard">
      <style:text-properties fo:font-weight="normal" officeooo:rsid="0025250f" officeooo:paragraph-rsid="0025250f" style:font-weight-asian="normal" style:font-weight-complex="normal"/>
    </style:style>
    <style:style style:name="P16" style:family="paragraph" style:parent-style-name="Standard">
      <style:text-properties officeooo:rsid="0021620f" officeooo:paragraph-rsid="0021620f"/>
    </style:style>
    <style:style style:name="T1" style:family="text">
      <style:text-properties officeooo:rsid="001d8f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a36" style:font-weight-asian="bold" style:font-weight-complex="bold"/>
    </style:style>
    <style:style style:name="T4" style:family="text">
      <style:text-properties officeooo:rsid="001f80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cribir las Especificaciones – El manual.</text:p>
      <text:p text:style-name="P1">Herramienta externa, describe y prescribe el detalle de lo que el usuario ve.</text:p>
      <text:p text:style-name="P1">Que quiere el usuario y que debe de construirse</text:p>
      <text:p text:style-name="P1">debe especificarse que va a ver el usuario y mas importante aun que no debe ver el usuario.</text:p>
      <text:p text:style-name="P1">Debe estar preparado para mostrar detalle de la implementacion que describe.</text:p>
      <text:p text:style-name="P1">El detalle es lo mas importante</text:p>
      <text:p text:style-name="P2">pueden hacerce minidecisiones.</text:p>
      <text:p text:style-name="P2">Los detalles son la clave de las especificaciones</text:p>
      <text:p text:style-name="P2"><text:span text:style-name="T3">D</text:span><text:span text:style-name="T2">ecisiones formales.</text:span></text:p>
      <text:p text:style-name="P2">Deben ser escrutas en forma comprencible</text:p>
      <text:p text:style-name="P2"><text:span text:style-name="T1">lo mas importante describen </text:span>el porque.</text:p>
      <text:p text:style-name="P3">Describir siempre el que hace y el como se debe de hacer.</text:p>
      <text:p text:style-name="P3">En la implementacion puede haber confucion.</text:p>
      <text:p text:style-name="P3"><text:span text:style-name="T2">Incoorporacion directa</text:span></text:p>
      <text:p text:style-name="P3">la aplicacion de tecnicas para mejorar la definicion disponible para los sistemas de arquitectura de software</text:p>
      <text:p text:style-name="P4">Conferencias y Tribunales</text:p>
      <text:p text:style-name="P11">Las reuniones son necesarias sin la necesidad de mencionarlas</text:p>
      <text:p text:style-name="P9"><text:span text:style-name="T4">R</text:span>euniones como en stand up meeting</text:p>
      <text:p text:style-name="P10">Los problemas o cambios son siempre propuestos pero deben ser presentados al arquitecto.</text:p>
      <text:p text:style-name="P16">Los deciiones de las reuniones semanales, dan resultados rapidos y permiten que el trabajo proceda, y los desacuerson del proyecto pueden ser resultos.</text:p>
      <text:p text:style-name="P16">Recursos para la productividad de las reuniones.</text:p>
      <text:p text:style-name="P16"><text:tab/>Reuniones semanales del equipo</text:p>
      <text:p text:style-name="P16"><text:tab/>Cualquiera puede aportar comentarios</text:p>
      <text:p text:style-name="P16"><text:tab/>Para problemas complejos, las soluciones se realizan con las entidades fronterizas</text:p>
      <text:p text:style-name="P16"><text:tab/>escribir propuestas enfocados en la atencion, decisiones efectivas</text:p>
      <text:p text:style-name="P16"><text:tab/>la claridad de las creacion de decisiones ayuda en la gerencia asegura el compromiso y evita los <text:tab/>retrasos</text:p>
      <text:p text:style-name="P16"/>
      <text:p text:style-name="P6">Multiples Implementaciones</text:p>
      <text:p text:style-name="P12">los arquitectos tenian dos ventajas impresindibles: tiempo para trabajar con cuidado y la influencia para <text:s/>tratar con los ejecutores.</text:p>
      <text:p text:style-name="P13">La compatibilidad es el mejor agente para hacer posbles las especificaciones.</text:p>
      <text:p text:style-name="P13">Máquina != manual</text:p>
      <text:p text:style-name="P7">La bitacora de telefono.</text:p>
      <text:p text:style-name="P14">Durante la implementacion surgen cuestionas de interpretacion, sin importar el detalle de las especificaciones.</text:p>
      <text:p text:style-name="P14">Nunca es bueno suponer nada. === Siempre preguntar dudas ==&gt; informar al todo el equipo</text:p>
      <text:p text:style-name="P14">llevar una bitacora de preguntas </text:p>
      <text:p text:style-name="P15">Dar seguimiento a la bitacora con el equipo =&gt; es informal pero es rápida y completa</text:p>
      <text:p text:style-name="P15"/>
      <text:p text:style-name="P8">Prueba de producto</text:p>
      <text:p text:style-name="P15">Las pruebas D: … :( … son buenas :D</text:p>
      <text:p text:style-name="P15">Son los abogados de diablo, porque controlan las especificaciones y controla las máquinas, para localizar todos los defectos imaginables e inimaginables.</text:p>
      <text:p text:style-name="P15">La auditoria es importante para mantener la honestidad.</text:p>
      <text:p text:style-name="P15">El grupo de pruebas debe encontrar defectos es la principal activada que deben realizar.</text:p>
      <text:p text:style-name="P15">REALIZAR PRUEBAS CON CUIDADO</text:p>
      <text:p text:style-name="P15"><text:soft-page-break/>Las pruebas revelan donde no se entendieron las especificaciones, no se entendio el diseño.</text:p>
      <text:p text:style-name="P15">Las pruebas deben tener un vinculo para operar de manera temprana con el desarrollo del diseño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7:14:42.018649136</meta:creation-date>
    <dc:date>2016-01-28T23:49:05.335466524</dc:date>
    <meta:editing-duration>PT1H44M4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3" meta:word-count="407" meta:character-count="2659" meta:non-whitespace-character-count="2286"/>
  </office:meta>
</office:document-meta>
</file>